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182" calcext:value-type="float">
            <text:p>25,182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.62" calcext:value-type="float">
            <text:p>107,62</text:p>
          </table:table-cell>
          <table:table-cell table:number-columns-repeated="19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158.9" calcext:value-type="float">
            <text:p>158,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9.87" calcext:value-type="float">
            <text:p>209,87</text:p>
          </table:table-cell>
          <table:table-cell table:number-columns-repeated="19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60.74" calcext:value-type="float">
            <text:p>260,74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1.96" calcext:value-type="float">
            <text:p>311,96</text:p>
          </table:table-cell>
          <table:table-cell table:number-columns-repeated="19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63.03" calcext:value-type="float">
            <text:p>363,03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3.94" calcext:value-type="float">
            <text:p>413,94</text:p>
          </table:table-cell>
          <table:table-cell table:number-columns-repeated="19"/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465.3" calcext:value-type="float">
            <text:p>465,3</text:p>
          </table:table-cell>
          <table:table-cell table:number-columns-repeated="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16.45" calcext:value-type="float">
            <text:p>516,45</text:p>
          </table:table-cell>
          <table:table-cell table:number-columns-repeated="19"/>
        </table:table-row>
        <table:table-row table:style-name="ro1">
          <table:table-cell office:value-type="float" office:value="137.5" calcext:value-type="float">
            <text:p>137,5</text:p>
          </table:table-cell>
          <table:table-cell office:value-type="float" office:value="567.83" calcext:value-type="float">
            <text:p>567,83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8.72" calcext:value-type="float">
            <text:p>618,72</text:p>
          </table:table-cell>
          <table:table-cell table:number-columns-repeated="19"/>
        </table:table-row>
        <table:table-row table:style-name="ro1">
          <table:table-cell office:value-type="float" office:value="162.5" calcext:value-type="float">
            <text:p>162,5</text:p>
          </table:table-cell>
          <table:table-cell office:value-type="float" office:value="669.44" calcext:value-type="float">
            <text:p>669,44</text:p>
          </table:table-cell>
          <table:table-cell table:number-columns-repeated="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0.86" calcext:value-type="float">
            <text:p>720,86</text:p>
          </table:table-cell>
          <table:table-cell table:number-columns-repeated="19"/>
        </table:table-row>
        <table:table-row table:style-name="ro1">
          <table:table-cell office:value-type="float" office:value="187.5" calcext:value-type="float">
            <text:p>187,5</text:p>
          </table:table-cell>
          <table:table-cell office:value-type="float" office:value="771.93" calcext:value-type="float">
            <text:p>771,93</text:p>
          </table:table-cell>
          <table:table-cell table:number-columns-repeated="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2.75" calcext:value-type="float">
            <text:p>822,75</text:p>
          </table:table-cell>
          <table:table-cell table:number-columns-repeated="19"/>
        </table:table-row>
        <table:table-row table:style-name="ro1">
          <table:table-cell office:value-type="float" office:value="212.5" calcext:value-type="float">
            <text:p>212,5</text:p>
          </table:table-cell>
          <table:table-cell office:value-type="float" office:value="873.79" calcext:value-type="float">
            <text:p>873,79</text:p>
          </table:table-cell>
          <table:table-cell table:number-columns-repeated="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25.19" calcext:value-type="float">
            <text:p>925,19</text:p>
          </table:table-cell>
          <table:table-cell table:number-columns-repeated="19"/>
        </table:table-row>
        <table:table-row table:style-name="ro1">
          <table:table-cell office:value-type="float" office:value="237.5" calcext:value-type="float">
            <text:p>237,5</text:p>
          </table:table-cell>
          <table:table-cell office:value-type="float" office:value="976.06" calcext:value-type="float">
            <text:p>976,06</text:p>
          </table:table-cell>
          <table:table-cell table:number-columns-repeated="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7.8" calcext:value-type="float">
            <text:p>1027,8</text:p>
          </table:table-cell>
          <table:table-cell table:number-columns-repeated="19"/>
        </table:table-row>
        <table:table-row table:style-name="ro1">
          <table:table-cell office:value-type="float" office:value="262.5" calcext:value-type="float">
            <text:p>262,5</text:p>
          </table:table-cell>
          <table:table-cell office:value-type="float" office:value="1079.2" calcext:value-type="float">
            <text:p>1079,2</text:p>
          </table:table-cell>
          <table:table-cell table:number-columns-repeated="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30.3" calcext:value-type="float">
            <text:p>1130,3</text:p>
          </table:table-cell>
          <table:table-cell table:number-columns-repeated="19"/>
        </table:table-row>
        <table:table-row table:style-name="ro1">
          <table:table-cell office:value-type="float" office:value="287.5" calcext:value-type="float">
            <text:p>287,5</text:p>
          </table:table-cell>
          <table:table-cell office:value-type="float" office:value="1181.4" calcext:value-type="float">
            <text:p>1181,4</text:p>
          </table:table-cell>
          <table:table-cell table:number-columns-repeated="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32.3" calcext:value-type="float">
            <text:p>1232,3</text:p>
          </table:table-cell>
          <table:table-cell table:number-columns-repeated="19"/>
        </table:table-row>
        <table:table-row table:style-name="ro1">
          <table:table-cell office:value-type="float" office:value="312.5" calcext:value-type="float">
            <text:p>312,5</text:p>
          </table:table-cell>
          <table:table-cell office:value-type="float" office:value="1283.9" calcext:value-type="float">
            <text:p>1283,9</text:p>
          </table:table-cell>
          <table:table-cell table:number-columns-repeated="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5.2" calcext:value-type="float">
            <text:p>1335,2</text:p>
          </table:table-cell>
          <table:table-cell table:number-columns-repeated="19"/>
        </table:table-row>
        <table:table-row table:style-name="ro1">
          <table:table-cell office:value-type="float" office:value="337.5" calcext:value-type="float">
            <text:p>337,5</text:p>
          </table:table-cell>
          <table:table-cell office:value-type="float" office:value="1386.1" calcext:value-type="float">
            <text:p>1386,1</text:p>
          </table:table-cell>
          <table:table-cell table:number-columns-repeated="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36.8" calcext:value-type="float">
            <text:p>1436,8</text:p>
          </table:table-cell>
          <table:table-cell table:number-columns-repeated="19"/>
        </table:table-row>
        <table:table-row table:style-name="ro1">
          <table:table-cell office:value-type="float" office:value="362.5" calcext:value-type="float">
            <text:p>362,5</text:p>
          </table:table-cell>
          <table:table-cell office:value-type="float" office:value="1488.1" calcext:value-type="float">
            <text:p>1488,1</text:p>
          </table:table-cell>
          <table:table-cell table:number-columns-repeated="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39.7" calcext:value-type="float">
            <text:p>1539,7</text:p>
          </table:table-cell>
          <table:table-cell table:number-columns-repeated="19"/>
        </table:table-row>
        <table:table-row table:style-name="ro1">
          <table:table-cell office:value-type="float" office:value="387.5" calcext:value-type="float">
            <text:p>387,5</text:p>
          </table:table-cell>
          <table:table-cell office:value-type="float" office:value="1590.8" calcext:value-type="float">
            <text:p>1590,8</text:p>
          </table:table-cell>
          <table:table-cell table:number-columns-repeated="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41.9" calcext:value-type="float">
            <text:p>1641,9</text:p>
          </table:table-cell>
          <table:table-cell table:number-columns-repeated="19"/>
        </table:table-row>
        <table:table-row table:style-name="ro1">
          <table:table-cell office:value-type="float" office:value="412.5" calcext:value-type="float">
            <text:p>412,5</text:p>
          </table:table-cell>
          <table:table-cell office:value-type="float" office:value="1693" calcext:value-type="float">
            <text:p>1693</text:p>
          </table:table-cell>
          <table:table-cell table:number-columns-repeated="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744" calcext:value-type="float">
            <text:p>1744</text:p>
          </table:table-cell>
          <table:table-cell table:number-columns-repeated="19"/>
        </table:table-row>
        <table:table-row table:style-name="ro1">
          <table:table-cell office:value-type="float" office:value="437.5" calcext:value-type="float">
            <text:p>437,5</text:p>
          </table:table-cell>
          <table:table-cell office:value-type="float" office:value="1795.6" calcext:value-type="float">
            <text:p>1795,6</text:p>
          </table:table-cell>
          <table:table-cell table:number-columns-repeated="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46.4" calcext:value-type="float">
            <text:p>1846,4</text:p>
          </table:table-cell>
          <table:table-cell table:number-columns-repeated="19"/>
        </table:table-row>
        <table:table-row table:style-name="ro1">
          <table:table-cell office:value-type="float" office:value="462.5" calcext:value-type="float">
            <text:p>462,5</text:p>
          </table:table-cell>
          <table:table-cell office:value-type="float" office:value="1897.8" calcext:value-type="float">
            <text:p>1897,8</text:p>
          </table:table-cell>
          <table:table-cell table:number-columns-repeated="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49.2" calcext:value-type="float">
            <text:p>1949,2</text:p>
          </table:table-cell>
          <table:table-cell table:number-columns-repeated="19"/>
        </table:table-row>
        <table:table-row table:style-name="ro1">
          <table:table-cell office:value-type="float" office:value="487.5" calcext:value-type="float">
            <text:p>487,5</text:p>
          </table:table-cell>
          <table:table-cell office:value-type="float" office:value="2000.2" calcext:value-type="float">
            <text:p>2000,2</text:p>
          </table:table-cell>
          <table:table-cell table:number-columns-repeated="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52.2" calcext:value-type="float">
            <text:p>2052,2</text:p>
          </table:table-cell>
          <table:table-cell table:number-columns-repeated="19"/>
        </table:table-row>
        <table:table-row table:style-name="ro1">
          <table:table-cell office:value-type="float" office:value="512.5" calcext:value-type="float">
            <text:p>512,5</text:p>
          </table:table-cell>
          <table:table-cell office:value-type="float" office:value="2103.7" calcext:value-type="float">
            <text:p>2103,7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54.1" calcext:value-type="float">
            <text:p>2154,1</text:p>
          </table:table-cell>
          <table:table-cell table:number-columns-repeated="19"/>
        </table:table-row>
        <table:table-row table:style-name="ro1">
          <table:table-cell office:value-type="float" office:value="537.5" calcext:value-type="float">
            <text:p>537,5</text:p>
          </table:table-cell>
          <table:table-cell office:value-type="float" office:value="2206.5" calcext:value-type="float">
            <text:p>2206,5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56.4" calcext:value-type="float">
            <text:p>2256,4</text:p>
          </table:table-cell>
          <table:table-cell table:number-columns-repeated="19"/>
        </table:table-row>
        <table:table-row table:style-name="ro1">
          <table:table-cell office:value-type="float" office:value="562.5" calcext:value-type="float">
            <text:p>562,5</text:p>
          </table:table-cell>
          <table:table-cell office:value-type="float" office:value="2307.9" calcext:value-type="float">
            <text:p>2307,9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359.5" calcext:value-type="float">
            <text:p>2359,5</text:p>
          </table:table-cell>
          <table:table-cell table:number-columns-repeated="19"/>
        </table:table-row>
        <table:table-row table:style-name="ro1">
          <table:table-cell office:value-type="float" office:value="587.5" calcext:value-type="float">
            <text:p>587,5</text:p>
          </table:table-cell>
          <table:table-cell office:value-type="float" office:value="2410" calcext:value-type="float">
            <text:p>2410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61.3" calcext:value-type="float">
            <text:p>2461,3</text:p>
          </table:table-cell>
          <table:table-cell table:number-columns-repeated="19"/>
        </table:table-row>
        <table:table-row table:style-name="ro1">
          <table:table-cell office:value-type="float" office:value="612.5" calcext:value-type="float">
            <text:p>612,5</text:p>
          </table:table-cell>
          <table:table-cell office:value-type="float" office:value="2512.4" calcext:value-type="float">
            <text:p>2512,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64.1" calcext:value-type="float">
            <text:p>2564,1</text:p>
          </table:table-cell>
          <table:table-cell table:number-columns-repeated="19"/>
        </table:table-row>
        <table:table-row table:style-name="ro1">
          <table:table-cell office:value-type="float" office:value="637.5" calcext:value-type="float">
            <text:p>637,5</text:p>
          </table:table-cell>
          <table:table-cell office:value-type="float" office:value="2615.5" calcext:value-type="float">
            <text:p>2615,5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665.8" calcext:value-type="float">
            <text:p>2665,8</text:p>
          </table:table-cell>
          <table:table-cell table:number-columns-repeated="19"/>
        </table:table-row>
        <table:table-row table:style-name="ro1">
          <table:table-cell office:value-type="float" office:value="662.5" calcext:value-type="float">
            <text:p>662,5</text:p>
          </table:table-cell>
          <table:table-cell office:value-type="float" office:value="2718.1" calcext:value-type="float">
            <text:p>2718,1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768.5" calcext:value-type="float">
            <text:p>2768,5</text:p>
          </table:table-cell>
          <table:table-cell table:number-columns-repeated="19"/>
        </table:table-row>
        <table:table-row table:style-name="ro1">
          <table:table-cell office:value-type="float" office:value="687.5" calcext:value-type="float">
            <text:p>687,5</text:p>
          </table:table-cell>
          <table:table-cell office:value-type="float" office:value="2820" calcext:value-type="float">
            <text:p>2820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71.7" calcext:value-type="float">
            <text:p>2871,7</text:p>
          </table:table-cell>
          <table:table-cell table:number-columns-repeated="19"/>
        </table:table-row>
        <table:table-row table:style-name="ro1">
          <table:table-cell office:value-type="float" office:value="712.5" calcext:value-type="float">
            <text:p>712,5</text:p>
          </table:table-cell>
          <table:table-cell office:value-type="float" office:value="2922.2" calcext:value-type="float">
            <text:p>2922,2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974.6" calcext:value-type="float">
            <text:p>2974,6</text:p>
          </table:table-cell>
          <table:table-cell table:number-columns-repeated="19"/>
        </table:table-row>
        <table:table-row table:style-name="ro1">
          <table:table-cell office:value-type="float" office:value="737.5" calcext:value-type="float">
            <text:p>737,5</text:p>
          </table:table-cell>
          <table:table-cell office:value-type="float" office:value="3024.5" calcext:value-type="float">
            <text:p>3024,5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76.3" calcext:value-type="float">
            <text:p>3076,3</text:p>
          </table:table-cell>
          <table:table-cell table:number-columns-repeated="19"/>
        </table:table-row>
        <table:table-row table:style-name="ro1">
          <table:table-cell office:value-type="float" office:value="762.5" calcext:value-type="float">
            <text:p>762,5</text:p>
          </table:table-cell>
          <table:table-cell office:value-type="float" office:value="3127.7" calcext:value-type="float">
            <text:p>3127,7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178.7" calcext:value-type="float">
            <text:p>3178,7</text:p>
          </table:table-cell>
          <table:table-cell table:number-columns-repeated="19"/>
        </table:table-row>
        <table:table-row table:style-name="ro1">
          <table:table-cell office:value-type="float" office:value="787.5" calcext:value-type="float">
            <text:p>787,5</text:p>
          </table:table-cell>
          <table:table-cell office:value-type="float" office:value="3229.8" calcext:value-type="float">
            <text:p>3229,8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80.3" calcext:value-type="float">
            <text:p>3280,3</text:p>
          </table:table-cell>
          <table:table-cell table:number-columns-repeated="19"/>
        </table:table-row>
        <table:table-row table:style-name="ro1">
          <table:table-cell office:value-type="float" office:value="812.5" calcext:value-type="float">
            <text:p>812,5</text:p>
          </table:table-cell>
          <table:table-cell office:value-type="float" office:value="3331.9" calcext:value-type="float">
            <text:p>3331,9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383.7" calcext:value-type="float">
            <text:p>3383,7</text:p>
          </table:table-cell>
          <table:table-cell table:number-columns-repeated="19"/>
        </table:table-row>
        <table:table-row table:style-name="ro1">
          <table:table-cell office:value-type="float" office:value="837.5" calcext:value-type="float">
            <text:p>837,5</text:p>
          </table:table-cell>
          <table:table-cell office:value-type="float" office:value="3433.2" calcext:value-type="float">
            <text:p>3433,2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486" calcext:value-type="float">
            <text:p>3486</text:p>
          </table:table-cell>
          <table:table-cell table:number-columns-repeated="19"/>
        </table:table-row>
        <table:table-row table:style-name="ro1">
          <table:table-cell office:value-type="float" office:value="862.5" calcext:value-type="float">
            <text:p>862,5</text:p>
          </table:table-cell>
          <table:table-cell office:value-type="float" office:value="3536.1" calcext:value-type="float">
            <text:p>3536,1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587.9" calcext:value-type="float">
            <text:p>3587,9</text:p>
          </table:table-cell>
          <table:table-cell table:number-columns-repeated="19"/>
        </table:table-row>
        <table:table-row table:style-name="ro1">
          <table:table-cell office:value-type="float" office:value="887.5" calcext:value-type="float">
            <text:p>887,5</text:p>
          </table:table-cell>
          <table:table-cell office:value-type="float" office:value="3638.6" calcext:value-type="float">
            <text:p>3638,6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89.8" calcext:value-type="float">
            <text:p>3689,8</text:p>
          </table:table-cell>
          <table:table-cell table:number-columns-repeated="19"/>
        </table:table-row>
        <table:table-row table:style-name="ro1">
          <table:table-cell office:value-type="float" office:value="912.5" calcext:value-type="float">
            <text:p>912,5</text:p>
          </table:table-cell>
          <table:table-cell office:value-type="float" office:value="3741.6" calcext:value-type="float">
            <text:p>3741,6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792.2" calcext:value-type="float">
            <text:p>3792,2</text:p>
          </table:table-cell>
          <table:table-cell table:number-columns-repeated="19"/>
        </table:table-row>
        <table:table-row table:style-name="ro1">
          <table:table-cell office:value-type="float" office:value="937.5" calcext:value-type="float">
            <text:p>937,5</text:p>
          </table:table-cell>
          <table:table-cell office:value-type="float" office:value="3843.6" calcext:value-type="float">
            <text:p>3843,6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895.4" calcext:value-type="float">
            <text:p>3895,4</text:p>
          </table:table-cell>
          <table:table-cell table:number-columns-repeated="19"/>
        </table:table-row>
        <table:table-row table:style-name="ro1">
          <table:table-cell office:value-type="float" office:value="962.5" calcext:value-type="float">
            <text:p>962,5</text:p>
          </table:table-cell>
          <table:table-cell office:value-type="float" office:value="3945" calcext:value-type="float">
            <text:p>3945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997.9" calcext:value-type="float">
            <text:p>3997,9</text:p>
          </table:table-cell>
          <table:table-cell table:number-columns-repeated="19"/>
        </table:table-row>
        <table:table-row table:style-name="ro1">
          <table:table-cell office:value-type="float" office:value="987.5" calcext:value-type="float">
            <text:p>987,5</text:p>
          </table:table-cell>
          <table:table-cell office:value-type="float" office:value="4049.2" calcext:value-type="float">
            <text:p>4049,2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80.9" calcext:value-type="float">
            <text:p>4080,9</text:p>
          </table:table-cell>
          <table:table-cell table:number-columns-repeated="19"/>
        </table:table-row>
        <table:table-row table:style-name="ro1" table:number-rows-repeated="29618">
          <table:table-cell table:number-columns-repeated="21"/>
        </table:table-row>
        <table:table-row table:style-name="ro1">
          <table:table-cell/>
          <table:table-cell table:style-name="ce1" table:number-columns-repeated="20"/>
        </table:table-row>
      </table:table>
      <table:table table:name="plot" table:style-name="ta1">
        <table:shapes>
          <draw:frame draw:z-index="0" draw:style-name="gr1" draw:text-style-name="P1" svg:width="14.1177in" svg:height="7.9409in" svg:x="0in" svg:y="0in">
            <draw:object draw:notify-on-update-of-ranges="data.A2:data.A81 data.B2:data.B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B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23T16:37:42.757895074</meta:creation-date>
    <dc:date>2023-03-31T13:41:25.823518336</dc:date>
    <dc:creator>Łukasz Dróżdż</dc:creator>
    <meta:editing-duration>PT1H31M1S</meta:editing-duration>
    <meta:editing-cycles>2</meta:editing-cycles>
    <meta:generator>LibreOffice/7.4.5.1$Linux_X86_64 LibreOffice_project/40$Build-1</meta:generator>
    <meta:document-statistic meta:table-count="2" meta:cell-count="1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1">
      <style:chart-properties chart:display-label="true" chart:logarithmic="false" chart:minimum="0" chart:maximum="1000" chart:origin="0" chart:interval-major="20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false" chart:minimum="0" chart:maximum="4096" chart:origin="0" chart:interval-major="51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25" loext:regression-extrapolate-backward="25" chart:regression-type="linear"/>
      <style:graphic-properties svg:stroke-color="#004586"/>
    </style:style>
    <style:style style:name="ch8" style:family="chart" style:data-style-name="N107"/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6cm" svg:height="20.171cm" xlink:href=".." xlink:type="simple" chart:class="chart:scatter" chart:style-name="ch1">
        <chart:plot-area chart:style-name="ch2" table:cell-range-address="data.A2:data.B81" svg:x="0.717cm" svg:y="0.403cm" svg:width="34.426cm" svg:height="19.365cm">
          <chart:coordinate-region svg:x="1.709cm" svg:y="0.602cm" svg:width="33.062cm" svg:height="18.51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B2:data.B81" chart:class="chart:scatter">
            <chart:domain table:cell-range-address="data.A2:data.A81"/>
            <chart:regression-curve chart:style-name="ch7">
              <chart:equation chart:display-equation="true" chart:display-r-square="false" chart:style-name="ch8"/>
            </chart:regression-curve>
            <chart:data-point/>
            <chart:data-point chart:style-name="ch9"/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81</svg:desc>
                </draw:g>
              </table:table-cell>
              <table:table-cell office:value-type="float" office:value="25.182">
                <text:p>25.182</text:p>
                <draw:g>
                  <svg:desc>data.B2:data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07.62">
                <text:p>107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5">
                <text:p>37.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09.87">
                <text:p>209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260.74">
                <text:p>26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311.96">
                <text:p>311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5">
                <text:p>87.5</text:p>
              </table:table-cell>
              <table:table-cell office:value-type="float" office:value="363.03">
                <text:p>363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413.94">
                <text:p>413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5">
                <text:p>112.5</text:p>
              </table:table-cell>
              <table:table-cell office:value-type="float" office:value="465.3">
                <text:p>46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516.45">
                <text:p>516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.5">
                <text:p>137.5</text:p>
              </table:table-cell>
              <table:table-cell office:value-type="float" office:value="567.83">
                <text:p>567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18.72">
                <text:p>618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.5">
                <text:p>162.5</text:p>
              </table:table-cell>
              <table:table-cell office:value-type="float" office:value="669.44">
                <text:p>669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720.86">
                <text:p>720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.5">
                <text:p>187.5</text:p>
              </table:table-cell>
              <table:table-cell office:value-type="float" office:value="771.93">
                <text:p>771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822.75">
                <text:p>82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.5">
                <text:p>212.5</text:p>
              </table:table-cell>
              <table:table-cell office:value-type="float" office:value="873.79">
                <text:p>873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925.19">
                <text:p>925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7.5">
                <text:p>237.5</text:p>
              </table:table-cell>
              <table:table-cell office:value-type="float" office:value="976.06">
                <text:p>976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027.8">
                <text:p>102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.5">
                <text:p>262.5</text:p>
              </table:table-cell>
              <table:table-cell office:value-type="float" office:value="1079.2">
                <text:p>107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5">
                <text:p>275</text:p>
              </table:table-cell>
              <table:table-cell office:value-type="float" office:value="1130.3">
                <text:p>113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7.5">
                <text:p>287.5</text:p>
              </table:table-cell>
              <table:table-cell office:value-type="float" office:value="1181.4">
                <text:p>118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1232.3">
                <text:p>1232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1283.9">
                <text:p>128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1335.2">
                <text:p>133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.5">
                <text:p>337.5</text:p>
              </table:table-cell>
              <table:table-cell office:value-type="float" office:value="1386.1">
                <text:p>138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">
                <text:p>350</text:p>
              </table:table-cell>
              <table:table-cell office:value-type="float" office:value="1436.8">
                <text:p>143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2.5">
                <text:p>362.5</text:p>
              </table:table-cell>
              <table:table-cell office:value-type="float" office:value="1488.1">
                <text:p>1488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5">
                <text:p>375</text:p>
              </table:table-cell>
              <table:table-cell office:value-type="float" office:value="1539.7">
                <text:p>153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7.5">
                <text:p>387.5</text:p>
              </table:table-cell>
              <table:table-cell office:value-type="float" office:value="1590.8">
                <text:p>159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1641.9">
                <text:p>1641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2.5">
                <text:p>412.5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">
                <text:p>425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7.5">
                <text:p>437.5</text:p>
              </table:table-cell>
              <table:table-cell office:value-type="float" office:value="1795.6">
                <text:p>179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">
                <text:p>450</text:p>
              </table:table-cell>
              <table:table-cell office:value-type="float" office:value="1846.4">
                <text:p>1846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2.5">
                <text:p>462.5</text:p>
              </table:table-cell>
              <table:table-cell office:value-type="float" office:value="1897.8">
                <text:p>189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5">
                <text:p>475</text:p>
              </table:table-cell>
              <table:table-cell office:value-type="float" office:value="1949.2">
                <text:p>1949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7.5">
                <text:p>487.5</text:p>
              </table:table-cell>
              <table:table-cell office:value-type="float" office:value="2000.2">
                <text:p>200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2052.2">
                <text:p>205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2.5">
                <text:p>512.5</text:p>
              </table:table-cell>
              <table:table-cell office:value-type="float" office:value="2103.7">
                <text:p>2103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2154.1">
                <text:p>2154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.5">
                <text:p>537.5</text:p>
              </table:table-cell>
              <table:table-cell office:value-type="float" office:value="2206.5">
                <text:p>220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0">
                <text:p>550</text:p>
              </table:table-cell>
              <table:table-cell office:value-type="float" office:value="2256.4">
                <text:p>225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.5">
                <text:p>562.5</text:p>
              </table:table-cell>
              <table:table-cell office:value-type="float" office:value="2307.9">
                <text:p>2307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5">
                <text:p>575</text:p>
              </table:table-cell>
              <table:table-cell office:value-type="float" office:value="2359.5">
                <text:p>2359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7.5">
                <text:p>587.5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0">
                <text:p>600</text:p>
              </table:table-cell>
              <table:table-cell office:value-type="float" office:value="2461.3">
                <text:p>2461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2.5">
                <text:p>612.5</text:p>
              </table:table-cell>
              <table:table-cell office:value-type="float" office:value="2512.4">
                <text:p>251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2564.1">
                <text:p>2564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7.5">
                <text:p>637.5</text:p>
              </table:table-cell>
              <table:table-cell office:value-type="float" office:value="2615.5">
                <text:p>261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">
                <text:p>650</text:p>
              </table:table-cell>
              <table:table-cell office:value-type="float" office:value="2665.8">
                <text:p>266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2.5">
                <text:p>662.5</text:p>
              </table:table-cell>
              <table:table-cell office:value-type="float" office:value="2718.1">
                <text:p>2718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5">
                <text:p>675</text:p>
              </table:table-cell>
              <table:table-cell office:value-type="float" office:value="2768.5">
                <text:p>2768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7.5">
                <text:p>687.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">
                <text:p>700</text:p>
              </table:table-cell>
              <table:table-cell office:value-type="float" office:value="2871.7">
                <text:p>2871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2.5">
                <text:p>712.5</text:p>
              </table:table-cell>
              <table:table-cell office:value-type="float" office:value="2922.2">
                <text:p>292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5">
                <text:p>725</text:p>
              </table:table-cell>
              <table:table-cell office:value-type="float" office:value="2974.6">
                <text:p>2974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7.5">
                <text:p>737.5</text:p>
              </table:table-cell>
              <table:table-cell office:value-type="float" office:value="3024.5">
                <text:p>302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0">
                <text:p>750</text:p>
              </table:table-cell>
              <table:table-cell office:value-type="float" office:value="3076.3">
                <text:p>3076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2.5">
                <text:p>762.5</text:p>
              </table:table-cell>
              <table:table-cell office:value-type="float" office:value="3127.7">
                <text:p>3127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5">
                <text:p>775</text:p>
              </table:table-cell>
              <table:table-cell office:value-type="float" office:value="3178.7">
                <text:p>3178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7.5">
                <text:p>787.5</text:p>
              </table:table-cell>
              <table:table-cell office:value-type="float" office:value="3229.8">
                <text:p>322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0">
                <text:p>800</text:p>
              </table:table-cell>
              <table:table-cell office:value-type="float" office:value="3280.3">
                <text:p>328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2.5">
                <text:p>812.5</text:p>
              </table:table-cell>
              <table:table-cell office:value-type="float" office:value="3331.9">
                <text:p>3331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5">
                <text:p>825</text:p>
              </table:table-cell>
              <table:table-cell office:value-type="float" office:value="3383.7">
                <text:p>3383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.5">
                <text:p>837.5</text:p>
              </table:table-cell>
              <table:table-cell office:value-type="float" office:value="3433.2">
                <text:p>343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0">
                <text:p>85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2.5">
                <text:p>862.5</text:p>
              </table:table-cell>
              <table:table-cell office:value-type="float" office:value="3536.1">
                <text:p>3536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5">
                <text:p>875</text:p>
              </table:table-cell>
              <table:table-cell office:value-type="float" office:value="3587.9">
                <text:p>3587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7.5">
                <text:p>887.5</text:p>
              </table:table-cell>
              <table:table-cell office:value-type="float" office:value="3638.6">
                <text:p>3638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">
                <text:p>900</text:p>
              </table:table-cell>
              <table:table-cell office:value-type="float" office:value="3689.8">
                <text:p>368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2.5">
                <text:p>912.5</text:p>
              </table:table-cell>
              <table:table-cell office:value-type="float" office:value="3741.6">
                <text:p>3741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5">
                <text:p>925</text:p>
              </table:table-cell>
              <table:table-cell office:value-type="float" office:value="3792.2">
                <text:p>3792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7.5">
                <text:p>937.5</text:p>
              </table:table-cell>
              <table:table-cell office:value-type="float" office:value="3843.6">
                <text:p>3843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0">
                <text:p>950</text:p>
              </table:table-cell>
              <table:table-cell office:value-type="float" office:value="3895.4">
                <text:p>3895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2.5">
                <text:p>962.5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5">
                <text:p>975</text:p>
              </table:table-cell>
              <table:table-cell office:value-type="float" office:value="3997.9">
                <text:p>3997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7.5">
                <text:p>987.5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5">
                <text:p>995</text:p>
              </table:table-cell>
              <table:table-cell office:value-type="float" office:value="4080.9">
                <text:p>408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